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cm" svg:stroke-color="#000000" draw:marker-start-width="0.35cm" draw:marker-end-width="0.35cm" draw:fill="gradient" draw:fill-color="#ffffff" draw:fill-gradient-name="DES_3a__20_Light_20_grey" draw:textarea-horizontal-align="left" draw:auto-grow-height="true" draw:auto-grow-width="true" fo:min-height="7.921cm" fo:min-width="10.67cm" fo:padding-top="0.14cm" fo:padding-bottom="0.14cm" fo:padding-left="0.265cm" fo:padding-right="0.265cm" draw:shadow="visible" draw:shadow-offset-x="0.15cm" draw:shadow-offset-y="0.15cm" draw:shadow-opacity="60%"/>
    </style:style>
    <style:style style:name="gr2" style:family="graphic" style:parent-style-name="standard">
      <style:graphic-properties svg:stroke-width="0.03cm" draw:marker-start-width="0.245cm" draw:marker-end-width="0.245cm" draw:fill="gradient" draw:fill-gradient-name="DES_3a__20_Gradient_20_10" draw:textarea-horizontal-align="justify" draw:textarea-vertical-align="middle" draw:auto-grow-height="false" fo:min-height="0.428cm" fo:min-width="1.238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45cm" draw:marker-end-width="0.245cm" draw:fill="gradient" draw:fill-gradient-name="DES_3a__20_Gradient_20_7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Fine_20_Dashed" svg:stroke-width="0.03cm" draw:marker-start-width="0.245cm" draw:marker-end-width="0.245cm" draw:fill="gradient" draw:fill-gradient-name="DES_3a__20_Gradient_20_9" draw:textarea-horizontal-align="justify" draw:textarea-vertical-align="middle" draw:auto-grow-height="false" fo:min-height="0.782cm" fo:min-width="1.503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-width="0.245cm" draw:marker-end="Arrow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gradient" draw:fill-color="#ffffff" draw:fill-gradient-name="DES_3a__20_Light_20_grey"/>
      <style:text-properties style:font-name="Courier New"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DES_3a__20_Gradient_20_10"/>
      <style:paragraph-properties fo:text-align="center"/>
      <style:text-properties style:use-window-font-color="true" fo:font-weight="bold" style:font-weight-asian="bold" style:font-weight-complex="bold"/>
    </style:style>
    <style:style style:name="P4" style:family="paragraph">
      <loext:graphic-properties draw:fill="gradient" draw:fill-gradient-name="DES_3a__20_Gradient_20_1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gradient" draw:fill-gradient-name="DES_3a__20_Gradient_20_7"/>
      <style:paragraph-properties fo:text-align="center"/>
    </style:style>
    <style:style style:name="P6" style:family="paragraph">
      <loext:graphic-properties draw:fill="gradient" draw:fill-gradient-name="DES_3a__20_Gradient_20_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0080" style:font-name="Courier New" fo:font-size="18pt" fo:font-weight="bold" style:font-weight-asian="bold" style:font-weight-complex="bold"/>
    </style:style>
    <style:style style:name="T2" style:family="text">
      <style:text-properties style:use-window-font-color="true" style:font-name="Courier New" fo:font-size="18pt" fo:font-weight="bold" style:font-weight-asian="bold" style:font-weight-complex="bold"/>
    </style:style>
    <style:style style:name="T3" style:family="text">
      <style:text-properties fo:color="#ff420e" style:font-name="Courier New" fo:font-size="18pt" fo:font-weight="bold" style:font-weight-asian="bold" style:font-weight-complex="bold"/>
    </style:style>
    <style:style style:name="T4" style:family="text">
      <style:text-properties style:font-name="Courier New" fo:font-size="18pt" fo:font-weight="bold" style:font-weight-asian="bold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1.2cm" svg:height="8.201cm" svg:x="0.626cm" svg:y="9.858cm">
          <draw:text-box>
            <text:p><text:span text:style-name="T1">&lt;html&gt;</text:span></text:p>
            <text:p><text:span text:style-name="T1"><text:s text:c="4"/></text:span><text:span text:style-name="T1">&lt;head&gt;</text:span></text:p>
            <text:p><text:span text:style-name="T1"><text:s text:c="8"/></text:span><text:span text:style-name="T1">&lt;title&gt;</text:span><text:span text:style-name="T2">Titel</text:span><text:span text:style-name="T1">&lt;/title&gt;</text:span></text:p>
            <text:p><text:span text:style-name="T1"><text:s text:c="4"/></text:span><text:span text:style-name="T1">&lt;/head&gt;</text:span></text:p>
            <text:p><text:span text:style-name="T1"><text:s text:c="4"/></text:span><text:span text:style-name="T1">&lt;body&gt;</text:span></text:p>
            <text:p><text:span text:style-name="T1"><text:s text:c="8"/></text:span><text:span text:style-name="T1">&lt;h1&gt;</text:span><text:span text:style-name="T2">Beispiel</text:span><text:span text:style-name="T1">&lt;/h1&gt;</text:span></text:p>
            <text:p><text:span text:style-name="T1"><text:s text:c="8"/></text:span><text:span text:style-name="T1">&lt;p class</text:span><text:span text:style-name="T2">=</text:span><text:span text:style-name="T3">"main"</text:span><text:span text:style-name="T1">&gt;</text:span></text:p>
            <text:p><text:span text:style-name="T1"><text:s text:c="12"/></text:span><text:span text:style-name="T4">Lorem ipsum</text:span></text:p>
            <text:p><text:span text:style-name="T1"><text:s text:c="8"/></text:span><text:span text:style-name="T1">&lt;/p&gt;</text:span></text:p>
            <text:p><text:span text:style-name="T1"><text:s text:c="4"/></text:span><text:span text:style-name="T1">&lt;/body&gt;</text:span></text:p>
            <text:p><text:span text:style-name="T1">&lt;/html&gt;</text:span></text:p>
          </draw:text-box>
        </draw:frame>
        <draw:g>
          <draw:custom-shape draw:style-name="gr2" draw:text-style-name="P3" xml:id="id1" draw:id="id1" draw:layer="layout" svg:width="2.5cm" svg:height="1cm" svg:x="16.232cm" svg:y="9.708cm">
            <text:p text:style-name="P2"><text:span text:style-name="T5">htm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" draw:id="id2" draw:layer="layout" svg:width="2.5cm" svg:height="1cm" svg:x="13.126cm" svg:y="12.208cm">
            <text:p text:style-name="P2"><text:span text:style-name="T6">h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3" draw:id="id3" draw:layer="layout" svg:width="2.5cm" svg:height="1cm" svg:x="19.305cm" svg:y="12.208cm">
            <text:p text:style-name="P2"><text:span text:style-name="T6">bod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4" draw:id="id4" draw:layer="layout" svg:width="2.5cm" svg:height="1cm" svg:x="13.126cm" svg:y="14.708cm">
            <text:p text:style-name="P2"><text:span text:style-name="T6">titl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6" draw:id="id6" draw:layer="layout" svg:width="2.5cm" svg:height="1cm" svg:x="16.626cm" svg:y="14.708cm">
            <text:p text:style-name="P2"><text:span text:style-name="T6">h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7" draw:id="id7" draw:layer="layout" svg:width="2.5cm" svg:height="1cm" svg:x="21.953cm" svg:y="14.708cm">
            <text:p text:style-name="P2"><text:span text:style-name="T6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3" draw:text-style-name="P5" xml:id="id5" draw:id="id5" draw:layer="layout" svg:width="2.5cm" svg:height="1cm" svg:x="13.126cm" svg:y="17.358cm">
            <text:p text:style-name="P2">Titel</text:p>
          </draw:rect>
          <draw:rect draw:style-name="gr3" draw:text-style-name="P5" xml:id="id8" draw:id="id8" draw:layer="layout" svg:width="2.5cm" svg:height="1cm" svg:x="16.626cm" svg:y="17.358cm">
            <text:p text:style-name="P2">Beispiel</text:p>
          </draw:rect>
          <draw:rect draw:style-name="gr3" draw:text-style-name="P5" xml:id="id10" draw:id="id10" draw:layer="layout" svg:width="4.125cm" svg:height="1cm" svg:x="23.476cm" svg:y="17.358cm">
            <text:p text:style-name="P2">Lorem ipsum</text:p>
          </draw:rect>
          <draw:custom-shape draw:style-name="gr4" draw:text-style-name="P6" xml:id="id9" draw:id="id9" draw:layer="layout" svg:width="2.875cm" svg:height="1.5cm" svg:x="20.026cm" svg:y="17.108cm">
            <text:p text:style-name="P2">class:</text:p>
            <text:p text:style-name="P2">mai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7" draw:layer="layout" draw:type="curve" svg:x1="17.482cm" svg:y1="10.708cm" svg:x2="14.376cm" svg:y2="12.208cm" draw:start-shape="id1" draw:start-glue-point="8" draw:end-shape="id2" draw:end-glue-point="4" svg:d="M17482 10708c0 1126-3106 377-3106 1500" svg:viewBox="0 0 3107 1501">
            <text:p/>
          </draw:connector>
          <draw:connector draw:style-name="gr5" draw:text-style-name="P7" draw:layer="layout" draw:type="curve" svg:x1="17.482cm" svg:y1="10.708cm" svg:x2="20.555cm" svg:y2="12.208cm" draw:start-shape="id1" draw:start-glue-point="8" draw:end-shape="id3" draw:end-glue-point="4" svg:d="M17482 10708c0 1126 3073 377 3073 1500" svg:viewBox="0 0 3074 1501">
            <text:p/>
          </draw:connector>
          <draw:connector draw:style-name="gr5" draw:text-style-name="P7" draw:layer="layout" draw:type="curve" svg:x1="14.376cm" svg:y1="13.208cm" svg:x2="14.376cm" svg:y2="14.708cm" draw:start-shape="id2" draw:start-glue-point="8" draw:end-shape="id4" draw:end-glue-point="4" svg:d="M14376 13208v1500" svg:viewBox="0 0 1 1501">
            <text:p/>
          </draw:connector>
          <draw:connector draw:style-name="gr5" draw:text-style-name="P7" draw:layer="layout" draw:type="curve" svg:x1="14.376cm" svg:y1="15.708cm" svg:x2="14.376cm" svg:y2="17.358cm" draw:start-shape="id4" draw:start-glue-point="8" draw:end-shape="id5" draw:end-glue-point="0" svg:d="M14376 15708v1650" svg:viewBox="0 0 1 1651">
            <text:p/>
          </draw:connector>
          <draw:connector draw:style-name="gr5" draw:text-style-name="P7" draw:layer="layout" draw:type="curve" svg:x1="20.555cm" svg:y1="13.208cm" svg:x2="17.876cm" svg:y2="14.708cm" draw:start-shape="id3" draw:start-glue-point="8" draw:end-shape="id6" draw:end-glue-point="4" svg:d="M20555 13208c0 1126-2679 377-2679 1500" svg:viewBox="0 0 2680 1501">
            <text:p/>
          </draw:connector>
          <draw:connector draw:style-name="gr5" draw:text-style-name="P7" draw:layer="layout" draw:type="curve" svg:x1="20.555cm" svg:y1="13.208cm" svg:x2="23.203cm" svg:y2="14.708cm" draw:start-shape="id3" draw:start-glue-point="8" draw:end-shape="id7" draw:end-glue-point="4" svg:d="M20555 13208c0 1126 2648 377 2648 1500" svg:viewBox="0 0 2649 1501">
            <text:p/>
          </draw:connector>
          <draw:connector draw:style-name="gr5" draw:text-style-name="P7" draw:layer="layout" draw:type="curve" svg:x1="17.876cm" svg:y1="15.708cm" svg:x2="17.876cm" svg:y2="17.358cm" draw:start-shape="id6" draw:start-glue-point="8" draw:end-shape="id8" draw:end-glue-point="0" svg:d="M17876 15708v1650" svg:viewBox="0 0 1 1651">
            <text:p/>
          </draw:connector>
          <draw:connector draw:style-name="gr5" draw:text-style-name="P7" draw:layer="layout" draw:type="curve" svg:x1="23.203cm" svg:y1="15.708cm" svg:x2="21.464cm" svg:y2="17.108cm" draw:start-shape="id7" draw:start-glue-point="8" draw:end-shape="id9" draw:end-glue-point="4" svg:d="M23203 15708c0 1051-1739 352-1739 1400" svg:viewBox="0 0 1740 1401">
            <text:p/>
          </draw:connector>
          <draw:connector draw:style-name="gr5" draw:text-style-name="P7" draw:layer="layout" draw:type="curve" svg:x1="23.203cm" svg:y1="15.708cm" svg:x2="25.538cm" svg:y2="17.358cm" draw:start-shape="id7" draw:start-glue-point="8" draw:end-shape="id10" draw:end-glue-point="0" svg:d="M23203 15708c0 1239 2335 414 2335 1650" svg:viewBox="0 0 2336 165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S_3a__20_Gradient_20_10" draw:display-name="DES: Gradient 10" draw:style="linear" draw:start-color="#e6e6ff" draw:end-color="#99ccff" draw:start-intensity="100%" draw:end-intensity="100%" draw:angle="0" draw:border="35%"/>
    <draw:gradient draw:name="DES_3a__20_Gradient_20_7" draw:display-name="DES: Gradient 7" draw:style="linear" draw:start-color="#ffffcc" draw:end-color="#ffff99" draw:start-intensity="100%" draw:end-intensity="100%" draw:angle="0" draw:border="0%"/>
    <draw:gradient draw:name="DES_3a__20_Gradient_20_9" draw:display-name="DES: Gradient 9" draw:style="linear" draw:start-color="#ffcc99" draw:end-color="#ffffcc" draw:start-intensity="100%" draw:end-intensity="100%" draw:angle="0" draw:border="0%"/>
    <draw:gradient draw:name="DES_3a__20_Light_20_grey" draw:display-name="DES: Light grey" draw:style="linear" draw:start-color="#c0c0c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11T02:55:53.655216203</meta:creation-date>
    <dc:date>2017-09-11T02:56:25.864404306</dc:date>
    <dc:creator>Dennis Schulmeister-Zimolong</dc:creator>
    <meta:editing-duration>PT32S</meta:editing-duration>
    <meta:editing-cycles>1</meta:editing-cycles>
    <meta:document-statistic meta:object-count="44"/>
    <meta:generator>LibreOffice/5.4.0.3$Linux_X86_64 LibreOffice_project/40m0$Build-3</meta:generator>
  </office:meta>
</office:document-meta>
</file>